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Nach vielen Dekaden der Herrschaft ist Grandlin, der größte Magier aller Zeiten und Gebieter über das ganze Reich, gestorben. Die Fürsten schicken sich an die Nachfolge anzutreten und entsenden ihre Schergen aus den Ecken ihrer Ländereien um Grandlins Rätsel zu lösen. Denn seine Macht soll erben, wessen Gefolge genug Schätze in die heimische Burg bring. Vor seinem Tode jedoch hat der alte Magier die Insignien seiner Herrschaft im Reich verstreut und gut versteckt. So ziehen die Handlanger los, suchen Hinweise auf die Verstecke und rüsten sich auf. Denn wer einen Schatz hebt, wird er schnell zum Gejagten der anderen. </text:p>
      <text:p text:style-name="Standard"/>
      <text:p text:style-name="Standard">Doch völlig tatenlos muss auch ein Fürst nicht zusehen, wie sich seine Gefolgsleute schlagen. Jeden Tag kann er <text:s/>irgendwo im Reich einen Gegenstand, einen besonderen Ort oder sogar einen Unhold erschaffen, um das Schicksal zu seinen Gunsten oder den Ungunsten seiner Gegenspieler zu wenden. Und hin und wieder, mit einem mächtigen Zauber, greift er sogar direkt in das Geschehen ein.</text:p>
      <text:p text:style-name="Standard"/>
      <text:p text:style-name="Standard">Und nun: Blast zur Schatzjagd!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H27M37S</meta:editing-duration>
    <meta:editing-cycles>3</meta:editing-cycles>
    <meta:generator>OpenOffice/4.1.5$Win32 OpenOffice.org_project/415m1$Build-9789</meta:generator>
    <dc:date>2020-07-06T19:30:15.66</dc:date>
    <meta:document-statistic meta:table-count="0" meta:image-count="0" meta:object-count="0" meta:page-count="1" meta:paragraph-count="3" meta:word-count="164" meta:character-count="1038"/>
    <dc:creator>Jirka Dell'Oro-Friedl</dc:creator>
    <meta:user-defined meta:name="Info 1"/>
    <meta:user-defined meta:name="Info 2"/>
    <meta:user-defined meta:name="Info 3"/>
    <meta:user-defined meta:name="Info 4"/>
  </office:meta>
</office:document-meta>
</file>